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c5b9e" officeooo:paragraph-rsid="000c5b9e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e47ac" officeooo:paragraph-rsid="000e47ac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99bad" officeooo:paragraph-rsid="00199bad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c5b9e" officeooo:paragraph-rsid="000c5b9e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e47ac" officeooo:paragraph-rsid="000e47ac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7ff8" officeooo:paragraph-rsid="00147ff8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7ff8" officeooo:paragraph-rsid="00147ff8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9a2e" officeooo:paragraph-rsid="00149a2e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f1b5" officeooo:paragraph-rsid="0015f1b5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f1b5" officeooo:paragraph-rsid="0015f1b5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9e75" officeooo:paragraph-rsid="00179e75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9e75" officeooo:paragraph-rsid="00179e75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e382" officeooo:paragraph-rsid="0017e382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e382" officeooo:paragraph-rsid="0017e382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4bc8" officeooo:paragraph-rsid="00194bc8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5320" officeooo:paragraph-rsid="00195320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9bad" officeooo:paragraph-rsid="00199bad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31cb" officeooo:paragraph-rsid="001031cb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3f7f" officeooo:paragraph-rsid="00103f7f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7ff8" officeooo:paragraph-rsid="00147ff8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9a2e" officeooo:paragraph-rsid="00149a2e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e382" officeooo:paragraph-rsid="0017e382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4bc8" officeooo:paragraph-rsid="00194bc8" style:font-size-asian="12pt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1b03f7" officeooo:paragraph-rsid="001b03f7" style:font-name-complex="Arial"/>
    </style:style>
    <style:style style:name="T1" style:family="text">
      <style:text-properties officeooo:rsid="00123696"/>
    </style:style>
    <style:style style:name="T2" style:family="text">
      <style:text-properties officeooo:rsid="0013dd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Modificar Oferta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4">CU_1.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0">El circuito debe existir y estar en ofer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0">La oferta del circuito queda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Modificar la oferta de un circuito turístico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Agente indica que desea modificar la oferta de un circuito, el sistema pide el nombre del circ<text:span text:style-name="T1">uito</text:span>, lo busca entre los ofertados y una vez encontrado le pide al Agente la nueva oferta. <text:span text:style-name="T2">El Agente introduce la nueva oferta y el sistema la modifica.</text:span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2">Agente: Indica que desea modificar la oferta de un circuito</text:p>
          </table:table-cell>
          <table:table-cell table:style-name="Tabla4.C2" office:value-type="string">
            <text:p text:style-name="P13">2</text:p>
          </table:table-cell>
          <table:table-cell table:style-name="Tabla4.D2" office:value-type="string">
            <text:p text:style-name="P12">Solicita el nombre del circuito al que se va a modificar la oferta</text:p>
          </table:table-cell>
        </table:table-row>
        <table:table-row table:style-name="Tabla4.1">
          <table:table-cell table:style-name="Tabla4.A3" office:value-type="string">
            <text:p text:style-name="P31">3</text:p>
          </table:table-cell>
          <table:table-cell table:style-name="Tabla4.B3" office:value-type="string">
            <text:p text:style-name="P14">Agente: Introduce el nombre del circuito</text:p>
          </table:table-cell>
          <table:table-cell table:style-name="Tabla4.C3" office:value-type="string">
            <text:p text:style-name="P15">4</text:p>
          </table:table-cell>
          <table:table-cell table:style-name="Tabla4.D3" office:value-type="string">
            <text:p text:style-name="P16">Busca el circuito entre los ofertados</text:p>
          </table:table-cell>
        </table:table-row>
        <table:table-row table:style-name="Tabla4.1">
          <table:table-cell table:style-name="Tabla4.A4" office:value-type="string">
            <text:p text:style-name="P29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17">5</text:p>
          </table:table-cell>
          <table:table-cell table:style-name="Tabla4.D4" office:value-type="string">
            <text:p text:style-name="P18">Una vez encontrado, solicita la nueva oferta.</text:p>
          </table:table-cell>
        </table:table-row>
        <table:table-row table:style-name="Tabla4.1">
          <table:table-cell table:style-name="Tabla4.A5" office:value-type="string">
            <text:p text:style-name="P32">6</text:p>
          </table:table-cell>
          <table:table-cell table:style-name="Tabla4.B5" office:value-type="string">
            <text:p text:style-name="P19">Agente: Introduce la nueva oferta</text:p>
          </table:table-cell>
          <table:table-cell table:style-name="Tabla4.C5" office:value-type="string">
            <text:p text:style-name="P20">6</text:p>
          </table:table-cell>
          <table:table-cell table:style-name="Tabla4.D5" office:value-type="string">
            <text:p text:style-name="P19">Cambia la oferta del circuito</text:p>
          </table:table-cell>
        </table:table-row>
        <table:table-row table:style-name="Tabla4.1">
          <table:table-cell table:style-name="Tabla4.A6" office:value-type="string">
            <text:p text:style-name="P29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9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9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9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9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9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4</text:p>
          </table:table-cell>
          <table:table-cell table:style-name="Tabla5.B2" office:value-type="string">
            <text:p text:style-name="P21">El sistema no encuentra el circuito entre los ofertados</text:p>
          </table:table-cell>
        </table:table-row>
        <table:table-row table:style-name="Tabla5.1">
          <table:table-cell table:style-name="Tabla5.A3" office:value-type="string">
            <text:p text:style-name="P29"/>
          </table:table-cell>
          <table:table-cell table:style-name="Tabla5.B3" office:value-type="string">
            <text:p text:style-name="P22">1 Informa al Agente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29"/>
          </table:table-cell>
          <table:table-cell table:style-name="Tabla5.B4" office:value-type="string">
            <text:p text:style-name="P8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3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2:49.559982742</dc:date>
    <meta:editing-cycles>17</meta:editing-cycles>
    <meta:editing-duration>PT11M43S</meta:editing-duration>
    <meta:generator>LibreOffice/6.0.7.3$Linux_X86_64 LibreOffice_project/00m0$Build-3</meta:generator>
    <meta:document-statistic meta:table-count="7" meta:image-count="0" meta:object-count="0" meta:page-count="1" meta:paragraph-count="55" meta:word-count="196" meta:character-count="1147" meta:non-whitespace-character-count="1006"/>
  </office:meta>
</office:document-meta>
</file>